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1000003093B5610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7a9" officeooo:paragraph-rsid="0005f7a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17cm" svg:height="10.31cm" draw:z-index="0"><draw:image xlink:href="Pictures/1000000100000501000003093B561088.png" xlink:type="simple" xlink:show="embed" xlink:actuate="onLoad" draw:mime-type="image/png"/></draw:frame>Home page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14:22:26.455293100</meta:creation-date>
    <dc:date>2025-09-18T14:31:58.240168100</dc:date>
    <meta:editing-duration>PT9M33S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25.2.3.2$Windows_X86_64 LibreOffice_project/bbb074479178df812d175f709636b368952c2ce3</meta:generator>
  </office:meta>
</office:document-meta>
</file>